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f4f9" officeooo:paragraph-rsid="0005f4f9"/>
    </style:style>
    <style:style style:name="P2" style:family="paragraph" style:parent-style-name="Text_20_body">
      <style:text-properties officeooo:rsid="0005f4f9" officeooo:paragraph-rsid="00075489"/>
    </style:style>
    <style:style style:name="P3" style:family="paragraph" style:parent-style-name="Text_20_body">
      <style:text-properties officeooo:paragraph-rsid="0005f4f9"/>
    </style:style>
    <style:style style:name="P4" style:family="paragraph" style:parent-style-name="Text_20_body">
      <style:text-properties officeooo:paragraph-rsid="00075489"/>
    </style:style>
    <style:style style:name="P5" style:family="paragraph" style:parent-style-name="Text_20_body">
      <style:text-properties officeooo:rsid="00075489" officeooo:paragraph-rsid="00075489"/>
    </style:style>
    <style:style style:name="P6" style:family="paragraph" style:parent-style-name="Text_20_body">
      <style:text-properties officeooo:rsid="0007cf11" officeooo:paragraph-rsid="0007cf11"/>
    </style:style>
    <style:style style:name="P7" style:family="paragraph" style:parent-style-name="Text_20_body">
      <style:text-properties officeooo:rsid="0008dd6e" officeooo:paragraph-rsid="0008dd6e"/>
    </style:style>
    <style:style style:name="P8" style:family="paragraph" style:parent-style-name="Text_20_body">
      <style:text-properties officeooo:rsid="0008dd6e" officeooo:paragraph-rsid="000a4999"/>
    </style:style>
    <style:style style:name="P9" style:family="paragraph" style:parent-style-name="Text_20_body">
      <style:text-properties officeooo:rsid="000a4999" officeooo:paragraph-rsid="000a4999"/>
    </style:style>
    <style:style style:name="P10" style:family="paragraph" style:parent-style-name="Text_20_body">
      <style:text-properties officeooo:rsid="000b730f" officeooo:paragraph-rsid="000b730f"/>
    </style:style>
    <style:style style:name="P11" style:family="paragraph" style:parent-style-name="Text_20_body">
      <style:text-properties officeooo:rsid="000c3244" officeooo:paragraph-rsid="000c3244"/>
    </style:style>
    <style:style style:name="P12" style:family="paragraph" style:parent-style-name="Text_20_body">
      <style:text-properties officeooo:rsid="000dfa22" officeooo:paragraph-rsid="000dfa22"/>
    </style:style>
    <style:style style:name="P13" style:family="paragraph" style:parent-style-name="Text_20_body">
      <style:text-properties officeooo:rsid="000ec141" officeooo:paragraph-rsid="000ec141"/>
    </style:style>
    <style:style style:name="P14" style:family="paragraph" style:parent-style-name="Text_20_body">
      <style:text-properties officeooo:rsid="000ec141" officeooo:paragraph-rsid="001055e8"/>
    </style:style>
    <style:style style:name="P15" style:family="paragraph" style:parent-style-name="Text_20_body">
      <style:text-properties officeooo:paragraph-rsid="000ec141"/>
    </style:style>
    <style:style style:name="P16" style:family="paragraph" style:parent-style-name="Text_20_body">
      <style:text-properties officeooo:rsid="00105ad7" officeooo:paragraph-rsid="00105ad7"/>
    </style:style>
    <style:style style:name="P17" style:family="paragraph" style:parent-style-name="Text_20_body">
      <style:text-properties officeooo:paragraph-rsid="00105ad7"/>
    </style:style>
    <style:style style:name="P18" style:family="paragraph" style:parent-style-name="Text_20_body">
      <style:text-properties officeooo:rsid="00110087" officeooo:paragraph-rsid="00110087"/>
    </style:style>
    <style:style style:name="P19" style:family="paragraph" style:parent-style-name="Text_20_body">
      <style:text-properties officeooo:rsid="00118b7d" officeooo:paragraph-rsid="00118b7d"/>
    </style:style>
    <style:style style:name="P20" style:family="paragraph" style:parent-style-name="Text_20_body">
      <style:text-properties officeooo:paragraph-rsid="00118b7d"/>
    </style:style>
    <style:style style:name="P21" style:family="paragraph" style:parent-style-name="Text_20_body">
      <style:text-properties officeooo:rsid="00125185" officeooo:paragraph-rsid="00125185"/>
    </style:style>
    <style:style style:name="P22" style:family="paragraph" style:parent-style-name="Text_20_body">
      <style:text-properties officeooo:paragraph-rsid="00125185"/>
    </style:style>
    <style:style style:name="P23" style:family="paragraph" style:parent-style-name="Text_20_body">
      <style:text-properties officeooo:rsid="00136bd7" officeooo:paragraph-rsid="00136bd7"/>
    </style:style>
    <style:style style:name="P24" style:family="paragraph" style:parent-style-name="Text_20_body">
      <style:text-properties officeooo:rsid="00152695" officeooo:paragraph-rsid="00152695"/>
    </style:style>
    <style:style style:name="P25" style:family="paragraph" style:parent-style-name="Text_20_body">
      <style:text-properties officeooo:paragraph-rsid="00152695"/>
    </style:style>
    <style:style style:name="P26" style:family="paragraph" style:parent-style-name="Text_20_body">
      <style:text-properties officeooo:rsid="00154efb" officeooo:paragraph-rsid="00154efb"/>
    </style:style>
    <style:style style:name="P27" style:family="paragraph" style:parent-style-name="Text_20_body">
      <style:text-properties officeooo:paragraph-rsid="00154efb"/>
    </style:style>
    <style:style style:name="P28" style:family="paragraph" style:parent-style-name="Text_20_body">
      <style:text-properties officeooo:rsid="00172ddd" officeooo:paragraph-rsid="00172ddd"/>
    </style:style>
    <style:style style:name="P29" style:family="paragraph" style:parent-style-name="Text_20_body">
      <style:text-properties officeooo:rsid="00180ac2" officeooo:paragraph-rsid="00180ac2"/>
    </style:style>
    <style:style style:name="P30" style:family="paragraph" style:parent-style-name="Text_20_body">
      <style:text-properties officeooo:paragraph-rsid="00180ac2"/>
    </style:style>
    <style:style style:name="P31" style:family="paragraph" style:parent-style-name="Text_20_body">
      <style:paragraph-properties fo:break-before="page"/>
      <style:text-properties officeooo:rsid="0007cf11" officeooo:paragraph-rsid="0007cf11"/>
    </style:style>
    <style:style style:name="P32" style:family="paragraph" style:parent-style-name="Text_20_body">
      <style:paragraph-properties fo:break-before="page"/>
      <style:text-properties officeooo:rsid="0008dd6e" officeooo:paragraph-rsid="000a4999"/>
    </style:style>
    <style:style style:name="P33" style:family="paragraph" style:parent-style-name="Text_20_body">
      <style:paragraph-properties fo:break-before="page"/>
      <style:text-properties officeooo:rsid="00136bd7" officeooo:paragraph-rsid="00136bd7"/>
    </style:style>
    <style:style style:name="P34" style:family="paragraph" style:parent-style-name="Title">
      <style:text-properties officeooo:rsid="0005efa4" officeooo:paragraph-rsid="0005efa4"/>
    </style:style>
    <style:style style:name="P35" style:family="paragraph" style:parent-style-name="Title">
      <style:paragraph-properties fo:text-align="center" style:justify-single-word="false"/>
      <style:text-properties officeooo:rsid="0005efa4" officeooo:paragraph-rsid="0005f4f9"/>
    </style:style>
    <style:style style:name="P36" style:family="paragraph" style:parent-style-name="Heading">
      <style:paragraph-properties fo:break-before="page"/>
    </style:style>
    <style:style style:name="P37" style:family="paragraph" style:parent-style-name="Text_20_body" style:list-style-name="L1">
      <style:text-properties officeooo:rsid="00075489" officeooo:paragraph-rsid="00075489"/>
    </style:style>
    <style:style style:name="P38" style:family="paragraph" style:parent-style-name="Text_20_body" style:list-style-name="L1">
      <style:text-properties officeooo:rsid="00110087" officeooo:paragraph-rsid="00110087"/>
    </style:style>
    <style:style style:name="P39" style:family="paragraph" style:parent-style-name="Text_20_body">
      <style:text-properties officeooo:rsid="00110087" officeooo:paragraph-rsid="00110087"/>
    </style:style>
    <style:style style:name="P40" style:family="paragraph" style:parent-style-name="Text_20_body" style:list-style-name="L1">
      <style:text-properties officeooo:rsid="000b730f" officeooo:paragraph-rsid="000b730f"/>
    </style:style>
    <style:style style:name="P41" style:family="paragraph" style:parent-style-name="Text_20_body" style:list-style-name="L1">
      <style:text-properties officeooo:rsid="00125185" officeooo:paragraph-rsid="00125185"/>
    </style:style>
    <style:style style:name="P42" style:family="paragraph" style:parent-style-name="Text_20_body" style:list-style-name="L2">
      <style:text-properties officeooo:rsid="000ec141" officeooo:paragraph-rsid="000ec141"/>
    </style:style>
    <style:style style:name="P43" style:family="paragraph" style:parent-style-name="Text_20_body" style:list-style-name="L3">
      <style:text-properties officeooo:rsid="00118b7d" officeooo:paragraph-rsid="00118b7d"/>
    </style:style>
    <style:style style:name="P44" style:family="paragraph" style:parent-style-name="Text_20_body" style:list-style-name="L4">
      <style:text-properties officeooo:rsid="00118b7d" officeooo:paragraph-rsid="00118b7d"/>
    </style:style>
    <style:style style:name="P45" style:family="paragraph" style:parent-style-name="Text_20_body" style:list-style-name="L5">
      <style:text-properties officeooo:rsid="00136bd7" officeooo:paragraph-rsid="00136bd7"/>
    </style:style>
    <style:style style:name="P46" style:family="paragraph" style:parent-style-name="Text_20_body">
      <style:text-properties style:font-name="Liberation Serif" officeooo:rsid="00136bd7" officeooo:paragraph-rsid="00136bd7" style:font-name-asian="Noto Sans CJK SC Regular" style:font-name-complex="FreeSans"/>
    </style:style>
    <style:style style:name="P47" style:family="paragraph" style:parent-style-name="Text_20_body">
      <style:text-properties style:font-name="Liberation Serif" officeooo:rsid="00180ac2" officeooo:paragraph-rsid="00180ac2" style:font-name-asian="Noto Sans CJK SC Regular" style:font-name-complex="FreeSans"/>
    </style:style>
    <style:style style:name="P48" style:family="paragraph" style:parent-style-name="Text_20_body">
      <style:text-properties style:font-name="Liberation Serif1" officeooo:rsid="00136bd7" officeooo:paragraph-rsid="00136bd7" style:font-name-asian="Liberation Serif1" style:font-name-complex="Liberation Serif1"/>
    </style:style>
    <style:style style:name="P49" style:family="paragraph" style:parent-style-name="Heading_20_1" style:list-style-name="">
      <style:paragraph-properties fo:text-align="start" style:justify-single-word="false">
        <style:tab-stops/>
      </style:paragraph-properties>
      <style:text-properties officeooo:rsid="0005f4f9" officeooo:paragraph-rsid="0005f4f9"/>
    </style:style>
    <style:style style:name="P50" style:family="paragraph" style:parent-style-name="Heading_20_1">
      <style:paragraph-properties fo:break-before="page"/>
      <style:text-properties officeooo:rsid="0005f4f9" officeooo:paragraph-rsid="0005f4f9"/>
    </style:style>
    <style:style style:name="P51" style:family="paragraph" style:parent-style-name="Heading_20_1">
      <style:paragraph-properties fo:break-before="page"/>
      <style:text-properties officeooo:rsid="00075489" officeooo:paragraph-rsid="00075489"/>
    </style:style>
    <style:style style:name="P52" style:family="paragraph" style:parent-style-name="Heading_20_1">
      <style:paragraph-properties fo:break-before="page"/>
      <style:text-properties officeooo:rsid="000ec141" officeooo:paragraph-rsid="000ec141"/>
    </style:style>
    <style:style style:name="P53" style:family="paragraph" style:parent-style-name="Heading_20_2">
      <style:text-properties officeooo:rsid="00075489" officeooo:paragraph-rsid="00075489"/>
    </style:style>
    <style:style style:name="P54" style:family="paragraph" style:parent-style-name="Heading_20_2">
      <style:text-properties officeooo:rsid="0007cf11" officeooo:paragraph-rsid="0007cf11"/>
    </style:style>
    <style:style style:name="P55" style:family="paragraph" style:parent-style-name="Heading_20_2">
      <style:text-properties officeooo:rsid="000ec141" officeooo:paragraph-rsid="000ec141"/>
    </style:style>
    <style:style style:name="P56" style:family="paragraph" style:parent-style-name="Heading_20_2">
      <style:paragraph-properties fo:break-before="page"/>
      <style:text-properties officeooo:rsid="00105ad7" officeooo:paragraph-rsid="00105ad7"/>
    </style:style>
    <style:style style:name="P57" style:family="paragraph" style:parent-style-name="Heading_20_2">
      <style:paragraph-properties fo:break-before="page"/>
      <style:text-properties officeooo:rsid="00118b7d" officeooo:paragraph-rsid="00118b7d"/>
    </style:style>
    <style:style style:name="P58" style:family="paragraph" style:parent-style-name="Heading_20_2">
      <style:paragraph-properties fo:break-before="page"/>
      <style:text-properties officeooo:rsid="00125185" officeooo:paragraph-rsid="00125185"/>
    </style:style>
    <style:style style:name="P59" style:family="paragraph" style:parent-style-name="Heading_20_2">
      <style:paragraph-properties fo:break-before="page"/>
      <style:text-properties officeooo:rsid="00152695" officeooo:paragraph-rsid="00152695"/>
    </style:style>
    <style:style style:name="P60" style:family="paragraph" style:parent-style-name="Heading_20_2">
      <style:paragraph-properties fo:break-before="page"/>
      <style:text-properties officeooo:rsid="00154efb" officeooo:paragraph-rsid="00154efb"/>
    </style:style>
    <style:style style:name="P61" style:family="paragraph" style:parent-style-name="Heading_20_2">
      <style:paragraph-properties fo:break-before="page"/>
      <style:text-properties officeooo:rsid="00180ac2" officeooo:paragraph-rsid="00180ac2"/>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75489"/>
    </style:style>
    <style:style style:name="T2" style:family="text">
      <style:text-properties officeooo:rsid="0008dd6e"/>
    </style:style>
    <style:style style:name="T3" style:family="text">
      <style:text-properties officeooo:rsid="000a4999"/>
    </style:style>
    <style:style style:name="T4" style:family="text">
      <style:text-properties officeooo:rsid="000b730f"/>
    </style:style>
    <style:style style:name="T5" style:family="text">
      <style:text-properties officeooo:rsid="000c3244"/>
    </style:style>
    <style:style style:name="T6" style:family="text">
      <style:text-properties officeooo:rsid="001055e8"/>
    </style:style>
    <style:style style:name="T7" style:family="text">
      <style:text-properties officeooo:rsid="00110087"/>
    </style:style>
    <style:style style:name="T8" style:family="text">
      <style:text-properties style:font-name="Liberation Serif1" style:font-name-asian="Liberation Serif1" style:font-name-complex="Liberation Serif1"/>
    </style:style>
    <style:style style:name="T9" style:family="text">
      <style:text-properties style:font-name="Liberation Serif" style:font-name-asian="Noto Sans CJK SC Regular" style:font-name-complex="FreeSans"/>
    </style:style>
    <style:style style:name="T10" style:family="text">
      <style:text-properties officeooo:rsid="00125185"/>
    </style:style>
    <style:style style:name="T11" style:family="text">
      <style:text-properties officeooo:rsid="00180ac2"/>
    </style:style>
    <style:style style:name="fr1" style:family="graphic" style:parent-style-name="Frame">
      <style:graphic-properties style:vertical-pos="middle" style:vertical-rel="page-content" style:horizontal-pos="from-left"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09cm" svg:width="16.907cm" draw:z-index="0">
        <draw:text-box fo:min-height="0.499cm">
          <text:p text:style-name="P35">Analyse du lancement des commandes</text:p>
        </draw:text-box>
      </draw:frame>
      <text:p text:style-name="P34"/>
      <text:table-of-content text:style-name="Sect1" text:protected="true" text:name="Table des matières1">
        <text:table-of-content-source text:outline-level="10" text:use-index-source-styles="true">
          <text:index-title-template text:style-name="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des matières1_Head">
            <text:p text:style-name="P36">Table des matières</text:p>
          </text:index-title>
          <text:p text:style-name="P62"><text:a xlink:type="simple" xlink:href="#__RefHeading___Toc254_802795865" text:style-name="Index_20_Link" text:visited-style-name="Index_20_Link">Objectifs<text:tab/>3</text:a></text:p>
          <text:p text:style-name="P62"><text:a xlink:type="simple" xlink:href="#__RefHeading___Toc256_802795865" text:style-name="Index_20_Link" text:visited-style-name="Index_20_Link">Définitions des différents éléments<text:tab/>4</text:a></text:p>
          <text:p text:style-name="P63"><text:a xlink:type="simple" xlink:href="#__RefHeading___Toc258_802795865" text:style-name="Index_20_Link" text:visited-style-name="Index_20_Link">Structure d’une commande<text:tab/>4</text:a></text:p>
          <text:p text:style-name="P63"><text:a xlink:type="simple" xlink:href="#__RefHeading___Toc260_802795865" text:style-name="Index_20_Link" text:visited-style-name="Index_20_Link">Spécification<text:tab/>4</text:a></text:p>
          <text:p text:style-name="P62"><text:a xlink:type="simple" xlink:href="#__RefHeading___Toc678_802795865" text:style-name="Index_20_Link" text:visited-style-name="Index_20_Link">Algorithmes en pseudo-code<text:tab/>8</text:a></text:p>
          <text:p text:style-name="P63"><text:a xlink:type="simple" xlink:href="#__RefHeading___Toc680_802795865" text:style-name="Index_20_Link" text:visited-style-name="Index_20_Link">Création de commandes<text:tab/>8</text:a></text:p>
          <text:p text:style-name="P63"><text:a xlink:type="simple" xlink:href="#__RefHeading___Toc682_802795865" text:style-name="Index_20_Link" text:visited-style-name="Index_20_Link">Fonction d’ajout d’option<text:tab/>9</text:a></text:p>
          <text:p text:style-name="P63"><text:a xlink:type="simple" xlink:href="#__RefHeading___Toc684_802795865" text:style-name="Index_20_Link" text:visited-style-name="Index_20_Link">Fonction de redirection des E/S<text:tab/>10</text:a></text:p>
          <text:p text:style-name="P63"><text:a xlink:type="simple" xlink:href="#__RefHeading___Toc686_802795865" text:style-name="Index_20_Link" text:visited-style-name="Index_20_Link">Fonction de liaison de commandes<text:tab/>11</text:a></text:p>
          <text:p text:style-name="P63"><text:a xlink:type="simple" xlink:href="#__RefHeading___Toc688_802795865" text:style-name="Index_20_Link" text:visited-style-name="Index_20_Link">Fonction d’exécution de commandes<text:tab/>12</text:a></text:p>
          <text:p text:style-name="P63"><text:a xlink:type="simple" xlink:href="#__RefHeading___Toc680_1106770474" text:style-name="Index_20_Link" text:visited-style-name="Index_20_Link">Fonction de libération des commandes<text:tab/>13</text:a></text:p>
          <text:p text:style-name="P63"><text:a xlink:type="simple" xlink:href="#__RefHeading___Toc682_1106770474" text:style-name="Index_20_Link" text:visited-style-name="Index_20_Link">Fonction de nettoyage d’environnement<text:tab/>14</text:a></text:p>
        </text:index-body>
      </text:table-of-content>
      <text:h text:style-name="P49" text:outline-level="1"/>
      <text:h text:style-name="P50" text:outline-level="1"><text:bookmark-start text:name="__RefHeading___Toc254_802795865"/>Objectifs<text:bookmark-end text:name="__RefHeading___Toc254_802795865"/></text:h>
      <text:p text:style-name="P3"/>
      <text:p text:style-name="P1">L’objectif du lancement de commandes est de pouvoir exécuter différents programmes en spécifiant divers paramètres comme le flux d’entrées, le flux de sorties, le flux d’erreurs, ou encore rediriger le flux de sortie d’une commande A vers celui d’une commande B, en cachant les aspects techniques du systèmes d’exploitation.</text:p>
      <text:p text:style-name="P2">L’analyse de commandes devra également gérer la présence de caractères spéciaux <text:span text:style-name="T1">pour pouvoir considérer des traitements sur de multiples fichiers, sans pour autant les référencer et pouvoir rediriger ces mêmes fichiers pour récupérer les sorties d’une commande, ou définir son entrée.</text:span></text:p>
      <text:p text:style-name="P2"/>
      <text:h text:style-name="P51" text:outline-level="1"><text:bookmark-start text:name="__RefHeading___Toc256_802795865"/>Définitions des différents éléments<text:bookmark-end text:name="__RefHeading___Toc256_802795865"/></text:h>
      <text:h text:style-name="P53" text:outline-level="2"><text:bookmark-start text:name="__RefHeading___Toc258_802795865"/>Structure d’une commande<text:bookmark-end text:name="__RefHeading___Toc258_802795865"/></text:h>
      <text:p text:style-name="P4"/>
      <text:p text:style-name="P5">Une commande sera définie grâce aux éléments suivants :</text:p>
      <text:list xml:id="list6273799435266757413" text:style-name="L1">
        <text:list-item>
          <text:p text:style-name="P37">commande : chaîne de caractères ;</text:p>
        </text:list-item>
        <text:list-item>
          <text:p text:style-name="P37">Les options : Un tableau composé de chaînes de caractères et se terminant par un terminateur nul ;</text:p>
        </text:list-item>
        <text:list-item>
          <text:p text:style-name="P38">Un entier pour déterminer le nombre d’options et accélérer la <text:span text:style-name="T10">ré-allocation</text:span> ;</text:p>
        </text:list-item>
        <text:list-item>
          <text:p text:style-name="P37">Un descripteur de fichier d’entrée : entier, réglé à 0 par défaut ;</text:p>
        </text:list-item>
        <text:list-item>
          <text:p text:style-name="P37">Un descripteur de fichier de sortie : entier, réglé à 1 par défaut ;</text:p>
        </text:list-item>
        <text:list-item>
          <text:p text:style-name="P37">Un descripteur de fichier d’erreur : entier, réglé à 2 par défaut ;</text:p>
        </text:list-item>
        <text:list-item>
          <text:p text:style-name="P40">Un booléen déterminant si la commande doit être exécuté en arrière plan ;</text:p>
        </text:list-item>
        <text:list-item>
          <text:p text:style-name="P41">Un tableau de file descriptor à fermer.</text:p>
        </text:list-item>
      </text:list>
      <text:p text:style-name="P5"/>
      <text:h text:style-name="P54" text:outline-level="2"><text:bookmark-start text:name="__RefHeading___Toc260_802795865"/>Spécification<text:bookmark-end text:name="__RefHeading___Toc260_802795865"/></text:h>
      <text:p text:style-name="P6"/>
      <text:p text:style-name="P6">Nom de méthode : newCommande</text:p>
      <text:p text:style-name="P6">Description : Créer une nouvelle commande, et définit les paramètres par défaut.</text:p>
      <text:p text:style-name="P6">Arguments : Un chemin vers un programme;</text:p>
      <text:p text:style-name="P6">Préconditions : argument non vide ;</text:p>
      <text:p text:style-name="P6">Retour : pointeur sur une commande ;</text:p>
      <text:p text:style-name="P6">Postconditions : Si le pointeur n’est pas nul, flux d’entrée réglé à 0, flux de sortie à 1, flux d’erreurs à 2, et tableau d’argument contenant un élément nul.</text:p>
      <text:p text:style-name="P6"/>
      <text:p text:style-name="P31">Nom de méthode : addOptionCommande</text:p>
      <text:p text:style-name="P7">Description : Ajoute une option à la définition d’une commande</text:p>
      <text:p text:style-name="P6">Arguments : <text:span text:style-name="T2">Une commande à la quelle ajouter une option et une c</text:span>haîne de caractère contenant une option ;</text:p>
      <text:p text:style-name="P6">Précondition : argument non nul ;</text:p>
      <text:p text:style-name="P6">Retour : vrai si l’ajout a réussi, faux sinon.</text:p>
      <text:p text:style-name="P6">Postcondition : Un élément supplémentaire dans le tableau des options, et la cellule suivante à vide.</text:p>
      <text:p text:style-name="P6"/>
      <text:p text:style-name="P7">Nom de méthode : setInCommande</text:p>
      <text:p text:style-name="P9">Description : Redéfinit le flux d’entrée d’une commande</text:p>
      <text:p text:style-name="P9">Arguments : Une commande dont il faut redéfinir le flux d’entrée et le chemin du fichier à mettre en tant que flux d’entrée ;</text:p>
      <text:p text:style-name="P9">Précondition : Arguments non nuls et le fichier spécifié doit exister.</text:p>
      <text:p text:style-name="P9">Retour : vrai si la redirection a pu être faite, faux sinon.</text:p>
      <text:p text:style-name="P9">Postcondition : La définition de la structure doit contenir un flux d’entrée différent du précédent.</text:p>
      <text:p text:style-name="P9"/>
      <text:p text:style-name="P8">Nom de méthode : set<text:span text:style-name="T3">Out</text:span>Commande</text:p>
      <text:p text:style-name="P9">Description : Redéfinit le flux de sortie d’une commande</text:p>
      <text:p text:style-name="P9">Arguments : Une commande dont il faut redéfinir le flux de sorties et le chemin du fichier à mettre en tant que flux de sortie ;</text:p>
      <text:p text:style-name="P9">Précondition : Arguments non nuls et le fichier spécifié doit exister.</text:p>
      <text:p text:style-name="P9">Retour : vrai si la redirection a pu être faite, faux sinon.</text:p>
      <text:p text:style-name="P9">Postcondition : La définition de la structure doit contenir un flux de sortie différent du précédent.</text:p>
      <text:p text:style-name="P8"/>
      <text:p text:style-name="P32">Nom de méthode : set<text:span text:style-name="T3">Err</text:span>Commande</text:p>
      <text:p text:style-name="P9">Description : Redéfinit le flux d’erreur d’une commande</text:p>
      <text:p text:style-name="P9">Arguments : Une commande dont il faut redéfinir le flux d’erreur et le chemin du fichier à mettre en tant que flux de sortie ;</text:p>
      <text:p text:style-name="P9">Précondition : Arguments non nuls et le fichier spécifié doit exister.</text:p>
      <text:p text:style-name="P9">Retour : vrai si la redirection a pu être faite, faux sinon.</text:p>
      <text:p text:style-name="P9">Postcondition : La définition de la structure doit contenir un flux d’<text:span text:style-name="T4">erreurs</text:span> différent du précédent.</text:p>
      <text:p text:style-name="P9"/>
      <text:p text:style-name="P10">Nom de méthode : pipeCommande</text:p>
      <text:p text:style-name="P10">Description : Créer un tube de communication entre les deux futurs commandes, redirigeant le flux de sortie du premier processus sur l’entrée du tube, et la sortie du tube sur l’entrée du deuxième processus.</text:p>
      <text:p text:style-name="P10">Arguments : Deux commandes</text:p>
      <text:p text:style-name="P10">Précondition : Arguments non vide</text:p>
      <text:p text:style-name="P10">Retour : vrai si la redirection a pu être fait, faux sinon.</text:p>
      <text:p text:style-name="P10">Postcondition : Le premier processus doit avoir un flux de sortie différent du précédent, et le second doit avoir un flux d’entrée différent du premier.</text:p>
      <text:p text:style-name="P10"/>
      <text:p text:style-name="P10">Nom de méthode : executeCommande</text:p>
      <text:p text:style-name="P10">Description : Exécute la commande </text:p>
      <text:p text:style-name="P10">Précondition : <text:span text:style-name="T5">commande non nulle, tableau non nulle et terminant par le terminateur nul, descripteur de fichiers ouvert, argument background à 1 ou 0.</text:span></text:p>
      <text:p text:style-name="P11">Retour : 0 si cela échoue, 1 sinon</text:p>
      <text:p text:style-name="P11">Postcondition : Fermeture des flux de fichiers.</text:p>
      <text:p text:style-name="P11"/>
      <text:p text:style-name="P12">Nom de méthode : deleteCommande</text:p>
      <text:p text:style-name="P12">Description : Libère les ressources allouées par une commande</text:p>
      <text:p text:style-name="P12">Précondition : Une commande non nulle</text:p>
      <text:p text:style-name="P12">Retour : Ensemble vide</text:p>
      <text:p text:style-name="P12">Postcondition : Fichiers fermés, ressources libérés</text:p>
      <text:p text:style-name="P12"/>
      <text:p text:style-name="P33">Nom de méthode : cleanCommandeEnv</text:p>
      <text:p text:style-name="P23">Description : Nettoie les ressources globales allouer </text:p>
      <text:p text:style-name="P23">Précondition : tableau de tubes non vide</text:p>
      <text:p text:style-name="P23">Retour : Ensemble vide</text:p>
      <text:p text:style-name="P23">Postcondition : tableau de fd vide</text:p>
      <text:h text:style-name="P52" text:outline-level="1"><text:bookmark-start text:name="__RefHeading___Toc678_802795865"/>Algorithmes en pseudo-code<text:bookmark-end text:name="__RefHeading___Toc678_802795865"/></text:h>
      <text:h text:style-name="P55" text:outline-level="2"><text:bookmark-start text:name="__RefHeading___Toc680_802795865"/>Création de commandes<text:bookmark-end text:name="__RefHeading___Toc680_802795865"/></text:h>
      <text:p text:style-name="P15"/>
      <text:p text:style-name="P14">Fonction newCommande :</text:p>
      <text:p text:style-name="P14"/>
      <text:p text:style-name="P13">Variables locales :</text:p>
      <text:list xml:id="list3098637040293635792" text:style-name="L2">
        <text:list-item>
          <text:p text:style-name="P42">s, Structure</text:p>
        </text:list-item>
      </text:list>
      <text:p text:style-name="P13"/>
      <text:p text:style-name="P13">Début procédure</text:p>
      <text:p text:style-name="P13"><text:tab/><text:tab/>allouer l’élément s</text:p>
      <text:p text:style-name="P13"><text:tab/><text:tab/>Si s = élément nul alors</text:p>
      <text:p text:style-name="P13"><text:tab/><text:tab/><text:tab/>retourner élément nul</text:p>
      <text:p text:style-name="P13"><text:tab/><text:tab/>Fin Si</text:p>
      <text:p text:style-name="P13"><text:tab/><text:tab/>s.commande = élément nul</text:p>
      <text:p text:style-name="P13"><text:tab/><text:tab/>allouer s.options à la taille d’une chaîne de caractères</text:p>
      <text:p text:style-name="P13"><text:tab/><text:tab/>si s.options = élément nul alors</text:p>
      <text:p text:style-name="P13"><text:tab/><text:tab/><text:tab/>désallouer s</text:p>
      <text:p text:style-name="P13"><text:tab/><text:tab/><text:tab/>retourner élément nul</text:p>
      <text:p text:style-name="P13"><text:tab/><text:tab/>Fin Si</text:p>
      <text:p text:style-name="P13"><text:tab/><text:tab/><text:span text:style-name="T6">s.options[0] = élément nul</text:span></text:p>
      <text:p text:style-name="P13"><text:tab/><text:tab/>s.in = 0</text:p>
      <text:p text:style-name="P13"><text:tab/><text:tab/>s.out = 1</text:p>
      <text:p text:style-name="P13"><text:tab/><text:tab/>s.err = 2</text:p>
      <text:p text:style-name="P13"><text:tab/><text:tab/>retourner s </text:p>
      <text:p text:style-name="P13">Fin Procédure</text:p>
      <text:h text:style-name="P56" text:outline-level="2"><text:bookmark-start text:name="__RefHeading___Toc682_802795865"/>Fonction d’ajout d’option<text:bookmark-end text:name="__RefHeading___Toc682_802795865"/></text:h>
      <text:p text:style-name="P17"/>
      <text:p text:style-name="P16">Fonction addOptionCommande</text:p>
      <text:p text:style-name="P16"/>
      <text:p text:style-name="P16">Variable locale :</text:p>
      <text:p text:style-name="P16"><text:tab/><text:tab/>newOption, un pointeur sur chaine de caractères</text:p>
      <text:p text:style-name="P16"><text:tab/><text:tab/>entrée : c, Commande</text:p>
      <text:p text:style-name="P16"><text:tab/><text:tab/>entrée : opt, chaine de caractère</text:p>
      <text:p text:style-name="P16"/>
      <text:p text:style-name="P16">Début procédure</text:p>
      <text:p text:style-name="P16"><text:tab/><text:tab/><text:span text:style-name="T7">Si un des arguments est nul alors</text:span></text:p>
      <text:p text:style-name="P16"><text:tab/><text:tab/><text:tab/><text:span text:style-name="T7">Définir errno à EINVAL</text:span></text:p>
      <text:p text:style-name="P16"><text:tab/><text:tab/><text:tab/><text:span text:style-name="T7">retourner 0</text:span></text:p>
      <text:p text:style-name="P16"><text:tab/><text:tab/><text:span text:style-name="T7">Fin Si</text:span></text:p>
      <text:p text:style-name="P16"/>
      <text:p text:style-name="P16"><text:tab/><text:tab/><text:span text:style-name="T7">newOption = reallocation de c.options de taille c.nbOptions + 1</text:span></text:p>
      <text:p text:style-name="P18"><text:tab/><text:tab/>Si l’allocation échoue alors</text:p>
      <text:p text:style-name="P16"><text:tab/><text:tab/><text:tab/><text:span text:style-name="T7">retourne 0</text:span></text:p>
      <text:p text:style-name="P18"><text:tab/><text:tab/>Fin Si</text:p>
      <text:p text:style-name="P18"><text:tab/><text:tab/></text:p>
      <text:p text:style-name="P18"><text:tab/><text:tab/>allocation d’une chaine de caractère en c.options[c.nbOptions]</text:p>
      <text:p text:style-name="P18"><text:tab/><text:tab/>Si l’allocation échoue alors</text:p>
      <text:p text:style-name="P18"><text:tab/><text:tab/><text:tab/>remettre c.Options à la taille d’origine</text:p>
      <text:p text:style-name="P18"><text:tab/><text:tab/><text:tab/>retourne 0</text:p>
      <text:p text:style-name="P18"><text:tab/><text:tab/>Fin Si</text:p>
      <text:p text:style-name="P18"><text:tab/><text:tab/>Copier opt dans c.options[c.nbOptions]</text:p>
      <text:p text:style-name="P18"><text:tab/><text:tab/>incrémenter c.nbOptions</text:p>
      <text:p text:style-name="P18"><text:tab/><text:tab/>mettre l’élément nul à c.options[nbOptions]</text:p>
      <text:p text:style-name="P18"><text:tab/><text:tab/>retourner 1</text:p>
      <text:p text:style-name="P16">Fin Procédure</text:p>
      <text:h text:style-name="P57" text:outline-level="2"><text:bookmark-start text:name="__RefHeading___Toc684_802795865"/>Fonction de redirection des E/S<text:bookmark-end text:name="__RefHeading___Toc684_802795865"/></text:h>
      <text:p text:style-name="P20"/>
      <text:p text:style-name="P19">Fonction set(in|out|err)</text:p>
      <text:p text:style-name="P20"/>
      <text:p text:style-name="P19">Variable :</text:p>
      <text:list xml:id="list1397612511181477956" text:style-name="L3">
        <text:list-item>
          <text:p text:style-name="P43">locale : fd, entier</text:p>
        </text:list-item>
      </text:list>
      <text:list xml:id="list5679744769946832755" text:style-name="L4">
        <text:list-item>
          <text:p text:style-name="P44">entrée : c, Commande</text:p>
        </text:list-item>
        <text:list-item>
          <text:p text:style-name="P44">entrée : p, chaîne de caractères</text:p>
        </text:list-item>
      </text:list>
      <text:p text:style-name="P19"/>
      <text:p text:style-name="P19">Début Procédure</text:p>
      <text:p text:style-name="P19"><text:tab/><text:tab/>Si arguments nuls ou (in|out|err) <text:span text:style-name="T8">≠</text:span><text:span text:style-name="T9"> valeur défaut</text:span></text:p>
      <text:p text:style-name="P19"><text:tab/><text:tab/><text:tab/>Définir errno à EINVAL</text:p>
      <text:p text:style-name="P19"><text:tab/><text:tab/><text:tab/>retourner 0</text:p>
      <text:p text:style-name="P19"><text:tab/><text:tab/>Fin Si</text:p>
      <text:p text:style-name="P19"><text:tab/><text:tab/>fd = ouvrir p</text:p>
      <text:p text:style-name="P19"><text:tab/><text:tab/>Si fd = erreur alors</text:p>
      <text:p text:style-name="P19"><text:tab/><text:tab/><text:tab/>retourner 0</text:p>
      <text:p text:style-name="P19"><text:tab/><text:tab/>Fin Si</text:p>
      <text:p text:style-name="P19"><text:tab/><text:tab/>Définir (in|out|err) à fd</text:p>
      <text:p text:style-name="P19"><text:tab/><text:tab/>retourner 1</text:p>
      <text:p text:style-name="P19">Fin Procédure</text:p>
      <text:h text:style-name="P58" text:outline-level="2"><text:bookmark-start text:name="__RefHeading___Toc686_802795865"/>Fonction de liaison de commandes<text:bookmark-end text:name="__RefHeading___Toc686_802795865"/></text:h>
      <text:p text:style-name="P22"/>
      <text:p text:style-name="P21">Fonction pipeCommande</text:p>
      <text:p text:style-name="P21"/>
      <text:p text:style-name="P21">Variables :</text:p>
      <text:list xml:id="list2440629204824608179" text:style-name="L5">
        <text:list-item>
          <text:p text:style-name="P45">globale : tubes, tableau de tubes</text:p>
        </text:list-item>
        <text:list-item>
          <text:p text:style-name="P45">locale : t, tube</text:p>
        </text:list-item>
        <text:list-item>
          <text:p text:style-name="P45">entrée : c1, commande</text:p>
        </text:list-item>
        <text:list-item>
          <text:p text:style-name="P45">entrée : c2, commandes</text:p>
        </text:list-item>
      </text:list>
      <text:p text:style-name="P23"/>
      <text:p text:style-name="P23">Début Procédure</text:p>
      <text:p text:style-name="P23"><text:tab/><text:tab/>Si arguments nuls ou descripteur in et out <text:span text:style-name="T8">≠</text:span><text:span text:style-name="T9"> défaut</text:span></text:p>
      <text:p text:style-name="P46"><text:tab/><text:tab/><text:tab/>retourne 0</text:p>
      <text:p text:style-name="P46"><text:tab/><text:tab/>Fin Si</text:p>
      <text:p text:style-name="P46"/>
      <text:p text:style-name="P46"><text:tab/><text:tab/>allouer t</text:p>
      <text:p text:style-name="P46"><text:tab/><text:tab/></text:p>
      <text:p text:style-name="P46"><text:tab/><text:tab/>si allocation échoue alors</text:p>
      <text:p text:style-name="P46"><text:tab/><text:tab/><text:tab/>retourne 0</text:p>
      <text:p text:style-name="P46"><text:tab/><text:tab/>fin si</text:p>
      <text:p text:style-name="P46"/>
      <text:p text:style-name="P23"><text:span text:style-name="T9"><text:tab/><text:tab/>c1.out </text:span><text:span text:style-name="T8">← t[0]</text:span></text:p>
      <text:p text:style-name="P48"><text:tab/><text:tab/>c2.in ←t[1]</text:p>
      <text:p text:style-name="P48"><text:tab/><text:tab/>ajouter t[1] au tableau de fd à fermer de c1</text:p>
      <text:p text:style-name="P48"><text:tab/><text:tab/>ajouter t[0] au tableau de fd à fermer de c2</text:p>
      <text:p text:style-name="P48"><text:tab/><text:tab/>retourner 1</text:p>
      <text:p text:style-name="P48">Fin Procédure</text:p>
      <text:h text:style-name="P59" text:outline-level="2"><text:bookmark-start text:name="__RefHeading___Toc688_802795865"/>Fonction d’exécution de commandes<text:bookmark-end text:name="__RefHeading___Toc688_802795865"/></text:h>
      <text:p text:style-name="P25"/>
      <text:p text:style-name="P24">Fonction excuteCommande</text:p>
      <text:p text:style-name="P24"/>
      <text:p text:style-name="P24">Variables :</text:p>
      <text:p text:style-name="P24"><text:tab/><text:tab/>entrée : c, Commande</text:p>
      <text:p text:style-name="P24"/>
      <text:p text:style-name="P24">Début procédure</text:p>
      <text:p text:style-name="P24"><text:tab/><text:tab/>Si c = élément nul alors</text:p>
      <text:p text:style-name="P24"><text:tab/><text:tab/><text:tab/>errno <text:span text:style-name="T8">←</text:span><text:span text:style-name="T9"> EINVAL</text:span></text:p>
      <text:p text:style-name="P24"><text:tab/><text:tab/><text:tab/>retourne 0</text:p>
      <text:p text:style-name="P24"><text:tab/><text:tab/>Fin Si</text:p>
      <text:p text:style-name="P24"/>
      <text:p text:style-name="P24"><text:tab/><text:tab/>Si fds différents de défauts alors</text:p>
      <text:p text:style-name="P24"><text:tab/><text:tab/><text:tab/>dupliquer fds</text:p>
      <text:p text:style-name="P24"><text:tab/><text:tab/><text:tab/>refermer les fds de la structure</text:p>
      <text:p text:style-name="P24"><text:tab/><text:tab/>Fin Si</text:p>
      <text:p text:style-name="P24"><text:tab/><text:tab/>Fermé les fds du tableau à fermer</text:p>
      <text:p text:style-name="P24"><text:tab/><text:tab/>Exécution de c</text:p>
      <text:p text:style-name="P24"/>
      <text:p text:style-name="P24"><text:tab/><text:tab/>Si la commande échoue, alors</text:p>
      <text:p text:style-name="P24"><text:tab/><text:tab/><text:tab/>Si les fds de c <text:span text:style-name="T8">≠ défaut</text:span></text:p>
      <text:p text:style-name="P24"><text:tab/><text:tab/><text:tab/><text:tab/>libérer les fds de c</text:p>
      <text:p text:style-name="P24"><text:tab/><text:tab/><text:tab/>Fin Si</text:p>
      <text:p text:style-name="P24"><text:tab/><text:tab/><text:tab/>retourner 0</text:p>
      <text:p text:style-name="P24"><text:tab/><text:tab/>Fin Si</text:p>
      <text:p text:style-name="P24"/>
      <text:p text:style-name="P24"><text:tab/><text:tab/>Fermer les flux et les tubes</text:p>
      <text:p text:style-name="P24"><text:tab/><text:tab/>retourner 1</text:p>
      <text:p text:style-name="P24">Fin Procédure</text:p>
      <text:h text:style-name="P60" text:outline-level="2"><text:bookmark-start text:name="__RefHeading___Toc680_1106770474"/>Fonction de libération des commandes<text:bookmark-end text:name="__RefHeading___Toc680_1106770474"/></text:h>
      <text:p text:style-name="P27"/>
      <text:p text:style-name="P26">Fonction deleteCommande</text:p>
      <text:p text:style-name="P26"/>
      <text:p text:style-name="P28">Variable :</text:p>
      <text:p text:style-name="P28"><text:tab/><text:tab/>entrée : c, commande</text:p>
      <text:p text:style-name="P28"/>
      <text:p text:style-name="P28">Début procédure</text:p>
      <text:p text:style-name="P28"><text:tab/><text:tab/>Si c = élément nul</text:p>
      <text:p text:style-name="P28"><text:tab/><text:tab/><text:tab/>quitter procédure</text:p>
      <text:p text:style-name="P28"><text:tab/><text:tab/>Fin Si</text:p>
      <text:p text:style-name="P28"/>
      <text:p text:style-name="P28"><text:tab/><text:tab/>Refermer in, out, et err si ils sont différents des valeurs par défauts</text:p>
      <text:p text:style-name="P28"><text:tab/><text:tab/>désallouer le tableau d’options</text:p>
      <text:p text:style-name="P28"><text:tab/><text:tab/>désallouer la chaîne de caractères</text:p>
      <text:p text:style-name="P28"><text:tab/><text:tab/>désallouer tableau de fd à fermer</text:p>
      <text:p text:style-name="P28"><text:tab/><text:tab/>désallouer la structure</text:p>
      <text:p text:style-name="P28">Fin procédur<text:span text:style-name="T11">e</text:span></text:p>
      <text:h text:style-name="P61" text:outline-level="2"><text:bookmark-start text:name="__RefHeading___Toc682_1106770474"/>Fonction de nettoyage d’environnement<text:bookmark-end text:name="__RefHeading___Toc682_1106770474"/></text:h>
      <text:p text:style-name="P30"/>
      <text:p text:style-name="P29">Fonction cleanCommandeEnv</text:p>
      <text:p text:style-name="P29"/>
      <text:p text:style-name="P29">Variables :</text:p>
      <text:p text:style-name="P29"><text:tab/><text:tab/>globale : tubes, tableau de tubes</text:p>
      <text:p text:style-name="P29"/>
      <text:p text:style-name="P29">Début Procédure</text:p>
      <text:p text:style-name="P29"><text:tab/><text:tab/>Si tubes <text:span text:style-name="T8">=</text:span><text:span text:style-name="T9"> élément nul</text:span></text:p>
      <text:p text:style-name="P47"><text:tab/><text:tab/><text:tab/>quitter procédure</text:p>
      <text:p text:style-name="P47"><text:tab/><text:tab/>Fin Si</text:p>
      <text:p text:style-name="P47"/>
      <text:p text:style-name="P47"><text:tab/><text:tab/>Pour chaque tube du tableaux</text:p>
      <text:p text:style-name="P47"><text:tab/><text:tab/><text:tab/>refermer chaque fd des tubes</text:p>
      <text:p text:style-name="P47"><text:tab/><text:tab/><text:tab/>désallouer tube</text:p>
      <text:p text:style-name="P47"><text:tab/><text:tab/>Fin Pour</text:p>
      <text:p text:style-name="P47"><text:tab/><text:tab/>Désallouer tubes</text:p>
      <text:p text:style-name="P29">Fin Procéd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image-width="0cm" draw:fill-image-height="0cm"/>
      <style:paragraph-properties fo:margin-top="0.423cm" fo:margin-bottom="0.212cm" loext:contextual-spacing="false" fo:text-align="center" style:justify-single-word="false" style:page-number="auto" style:shadow="none" fo:keep-with-next="always">
        <style:tab-stops/>
      </style:paragraph-properties>
      <style:text-properties style:font-name="Liberation Sans" fo:font-family="'Liberation Sans'" style:font-family-generic="swiss" style:font-pitch="variable" fo:font-size="14pt" fo:background-color="transparen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0cm" style:auto-text-indent="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vertical-align="auto" style:snap-to-layout-gri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start" style:justify-single-word="false" fo:text-indent="0cm" style:auto-text-indent="false"/>
      <style:text-properties fo:color="#006600" fo:font-size="130%" fo:font-weight="bold" style:font-size-asian="130%" style:font-weight-asian="bold" style:font-size-complex="130%" style:font-weight-complex="600"/>
    </style:style>
    <style:style style:name="Sans_20_nom1" style:display-name="Sans nom1" style:family="paragraph" style:parent-style-name="Text_20_body">
      <style:paragraph-properties fo:line-height="15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align="start" style:justify-single-word="false" fo:text-indent="1.251cm" style:auto-text-indent="false"/>
      <style:text-properties fo:color="#6666ff"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21:22:05.844783895</meta:creation-date>
    <meta:editing-duration>PT1H5M51S</meta:editing-duration>
    <meta:editing-cycles>12</meta:editing-cycles>
    <meta:generator>LibreOffice/5.1.4.2$Linux_X86_64 LibreOffice_project/10m0$Build-2</meta:generator>
    <dc:date>2016-12-18T11:02:23.118770469</dc:date>
    <meta:document-statistic meta:table-count="0" meta:image-count="0" meta:object-count="0" meta:page-count="14" meta:paragraph-count="220" meta:word-count="1334" meta:character-count="8051" meta:non-whitespace-character-count="6730"/>
  </office:meta>
</office:document-meta>
</file>